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80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0000"/>
    </style:style>
    <style:style style:name="T4" style:family="text">
      <style:text-properties fo:color="#800000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XR3Player Manual - Tutorial</text:p>
      <text:p text:style-name="P1"/>
      <text:p text:style-name="P1"/>
      <text:p text:style-name="P6">Console Window </text:p>
      <text:p text:style-name="P2"/>
      <text:p text:style-name="P5">1.<text:span text:style-name="T2">XPlayer</text:span> controls :</text:p>
      <text:p text:style-name="P5"/>
      <text:p text:style-name="P3"><text:s text:c="4"/>→ <text:s/>player {number} { play | stop | resume | pause | replay | mute | unmute |open }</text:p>
      <text:p text:style-name="P3"><text:s text:c="18"/></text:p>
      <text:p text:style-name="P3"><text:s text:c="16"/><text:span text:style-name="T1">example 1</text:span>: player 0 play <text:s text:c="8"/><text:span text:style-name="T1">(resumes if paused or restarts if stopped )</text:span></text:p>
      <text:p text:style-name="P3"><text:s text:c="16"/><text:span text:style-name="T1">example 2: </text:span>player 2 open <text:s text:c="7"/><text:span text:style-name="T1">(choose a File for </text:span><text:span text:style-name="T3">Player</text:span><text:span text:style-name="T1"> 2 to play)</text:span></text:p>
      <text:p text:style-name="P3"><text:s text:c="16"/><text:span text:style-name="T1">example 3: </text:span>player 2 mute <text:s text:c="6"/><text:span text:style-name="T1">(mute the </text:span><text:span text:style-name="T3">Player 2</text:span><text:span text:style-name="T1">)</text:span></text:p>
      <text:p text:style-name="P3"><text:s text:c="9"/></text:p>
      <text:p text:style-name="P3"><text:s text:c="4"/>→ player {number} { seek | seekto } { <text:s/>(+ | -) number } { s (seconds) | m(minutes) | h(hours) }</text:p>
      <text:p text:style-name="P3"><text:s text:c="14"/></text:p>
      <text:p text:style-name="P3"><text:s text:c="13"/><text:span text:style-name="T1">example 1</text:span>: player 0 <text:s text:c="2"/>seek <text:s text:c="8"/>5 <text:s text:c="4"/>s <text:s text:c="8"/><text:span text:style-name="T1">(skips </text:span><text:span text:style-name="T3">5</text:span><text:span text:style-name="T1"> seconds forward the player) </text:span></text:p>
      <text:p text:style-name="P3"><text:span text:style-name="T1"><text:s text:c="13"/>example 2</text:span>: player 0 <text:s text:c="2"/>seek <text:s text:c="7"/>-5 <text:s text:c="3"/>m <text:s text:c="7"/><text:span text:style-name="T1">(skips </text:span><text:span text:style-name="T3">5</text:span><text:span text:style-name="T1"> minutes backward the player)</text:span></text:p>
      <text:p text:style-name="P3"><text:s text:c="13"/><text:span text:style-name="T1">example 3: </text:span>player 0 <text:s text:c="2"/>seekto <text:s text:c="5"/>5 <text:s text:c="3"/>m <text:s text:c="7"/><text:span text:style-name="T1">(the player goes at </text:span><text:span text:style-name="T3">5:00</text:span><text:span text:style-name="T1"> minutes)</text:span></text:p>
      <text:p text:style-name="P3"><text:span text:style-name="T1"><text:s text:c="13"/>example 4: </text:span>player 0 <text:span text:style-name="T1"><text:s text:c="2"/></text:span>seekto<text:span text:style-name="T1"> <text:s text:c="3"/></text:span>54 <text:s text:c="3"/>m <text:s/><text:span text:style-name="T1"><text:s text:c="6"/>(the player goes at </text:span><text:span text:style-name="T3">54:00</text:span><text:span text:style-name="T1"> minutes)</text:span></text:p>
      <text:p text:style-name="P3"><text:span text:style-name="T1"><text:s text:c="13"/>example 5: </text:span>player 0 <text:s text:c="2"/>seekto <text:s text:c="3"/>55 <text:s text:c="3"/>s <text:s text:c="4"/><text:span text:style-name="T1"><text:s text:c="5"/>(the player goes at </text:span><text:span text:style-name="T3">00:55</text:span><text:span text:style-name="T1"> seconds)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*The | symbol means OR ( You can choose this option or the other)</text:span></text:p>
      <text:p text:style-name="P3"><text:span text:style-name="T1">*Spaces between commands doesn't matter </text:span>;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04T03:49:08.95</meta:creation-date>
    <dc:date>2017-03-04T04:37:29.89</dc:date>
    <meta:editing-duration>PT48M14S</meta:editing-duration>
    <meta:editing-cycles>22</meta:editing-cycles>
    <meta:generator>OpenOffice/4.1.3$Win32 OpenOffice.org_project/413m1$Build-9783</meta:generator>
    <meta:document-statistic meta:table-count="0" meta:image-count="0" meta:object-count="0" meta:page-count="1" meta:paragraph-count="18" meta:word-count="170" meta:character-count="1121"/>
  </office:meta>
</office:document-meta>
</file>